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style:use-window-font-color="true" style:text-underline-style="none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variant="normal" fo:text-transform="none" fo:color="#222222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Roboto" fo:font-size="10.5pt" fo:letter-spacing="normal" fo:font-style="normal" fo:font-weight="bold"/>
    </style:style>
    <style:style style:name="T4" style:family="text">
      <style:text-properties fo:color="#008000"/>
    </style:style>
    <style:style style:name="T5" style:family="text">
      <style:text-properties fo:color="#008000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ndroid 应用程序的安装流程 <text:tab/><text:span text:style-name="T5">// 4.2 章节的内容 。</text:span></text:p>
      <text:p text:style-name="P1"><text:tab/>官网参考文档 ：develop - tools - work flow - building and running </text:p>
      <text:p text:style-name="P1"><text:tab/>http://developer.android.com/tools/building/index.html</text:p>
      <text:p text:style-name="P2"/>
      <text:p text:style-name="P1">2. <text:s/>dex 文件格式 <text:tab/><text:tab/><text:span text:style-name="T4">// 4.3 章节 dex 文件格式</text:span></text:p>
      <text:p text:style-name="P3"><text:tab/>官网参考文档 ： android open source project – Devices – Technical <text:s/>Information – Delkvik – Dex format</text:p>
      <text:p text:style-name="P3"/>
      <text:p text:style-name="P3"><text:tab/><text:a xlink:type="simple" xlink:href="http://source.android.com/devices/tech/dalvik/dex-format.html">http://source.android.com/devices/tech/dalvik/dex-format.html</text:a></text:p>
      <text:p text:style-name="P3"/>
      <text:p text:style-name="Standard"><text:span text:style-name="T1">3. LSB128 = </text:span><text:span text:style-name="T2">LEB128 ("</text:span><text:span text:style-name="T3">L</text:span><text:span text:style-name="T2">ittle-</text:span><text:span text:style-name="T3">E</text:span><text:span text:style-name="T2">ndian </text:span><text:span text:style-name="T3">B</text:span><text:span text:style-name="T2">ase </text:span><text:span text:style-name="T3">128</text:span><text:span text:style-name="T2">"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21:05:29</meta:creation-date>
    <dc:date>2014-02-13T21:06:05</dc:date>
    <dc:creator>Jasper Li</dc:creator>
    <meta:editing-duration>P0D</meta:editing-duration>
    <meta:editing-cycles>1</meta:editing-cycles>
    <meta:document-statistic meta:table-count="0" meta:image-count="0" meta:object-count="0" meta:page-count="1" meta:paragraph-count="7" meta:word-count="63" meta:character-count="387" meta:non-whitespace-character-count="333"/>
    <meta:generator>LibreOffice/3.5$Linux_X86_64 LibreOffice_project/350m1$Build-2</meta:generator>
  </office:meta>
</office:document-meta>
</file>